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150000042700000291B00BDBBB67E527AC.svm" manifest:media-type="image/x-svm"/>
  <manifest:file-entry manifest:full-path="Pictures/10000200000000320000001F85FB677132CC6A6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10.85cm" fo:min-width="12.8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loext:graphic-properties draw:fill="none" draw:fill-color="#ffffff"/>
      <style:text-properties fo:font-size="32pt" fo:font-weight="bold" style:font-size-asian="32pt" style:font-size-complex="32pt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32pt" fo:font-weight="bold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3.3cm" svg:height="11.1cm" svg:x="-3.3cm" svg:y="-2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5.775cm" svg:height="1.517cm" svg:x="0.918cm" svg:y="5cm">
          <draw:text-box>
            <text:p text:style-name="P2"><text:span text:style-name="T1">Keyboard</text:span></text:p>
          </draw:text-box>
        </draw:frame>
        <draw:frame draw:style-name="gr3" draw:text-style-name="P4" draw:layer="layout" svg:width="5.9cm" svg:height="3.645cm" svg:x="0.855cm" svg:y="0.855cm">
          <draw:image xlink:href="Pictures/200000150000042700000291B00BDBBB67E527AC.svm" xlink:type="simple" xlink:show="embed" xlink:actuate="onLoad" loext:mime-type="image/x-svm">
            <text:p/>
          </draw:image>
          <draw:image xlink:href="Pictures/10000200000000320000001F85FB677132CC6A60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7.61cm" fo:page-height="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9-16T21:29:29.871000000</meta:creation-date>
    <dc:date>2019-09-18T00:52:14.130000000</dc:date>
    <meta:editing-duration>PT6M29S</meta:editing-duration>
    <meta:editing-cycles>3</meta:editing-cycles>
    <meta:generator>LibreOffice/6.3.0.4$Windows_X86_64 LibreOffice_project/057fc023c990d676a43019934386b85b21a9ee99</meta:generator>
    <meta:document-statistic meta:object-count="3"/>
  </office:meta>
</office:document-meta>
</file>